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18cm" svg:stroke-color="#cccccc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svg:stroke-width="0.035cm" svg:stroke-color="#ed1c24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72bf44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21409a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marker-start="" draw:fill="none" draw:textarea-vertical-align="middle"/>
    </style:style>
    <style:style style:name="gr7" style:family="graphic" style:parent-style-name="objectwithoutfill">
      <style:graphic-properties draw:marker-start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-1.955cm" svg:y1="3.3cm" svg:x2="10.16cm" svg:y2="5.748cm">
          <text:p/>
        </draw:line>
        <draw:line draw:style-name="gr1" draw:text-style-name="P1" draw:layer="layout" svg:x1="-1.469cm" svg:y1="6.169cm" svg:x2="7.586cm" svg:y2="-0.518cm">
          <text:p/>
        </draw:line>
        <draw:frame draw:style-name="gr2" draw:text-style-name="P2" draw:layer="layout" svg:width="0.436cm" svg:height="0.47cm" svg:x="5.845cm" svg:y="4.2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71cm" svg:height="0.47cm" svg:x="3.282cm" svg:y="1.8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11cm" svg:height="0.47cm" svg:x="1.037cm" svg:y="0.1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" draw:text-style-name="P1" draw:layer="layout" svg:x1="0.532cm" svg:y1="6.17cm" svg:x2="9.587cm" svg:y2="-0.517cm">
          <text:p/>
        </draw:line>
        <draw:line draw:style-name="gr1" draw:text-style-name="P1" draw:layer="layout" svg:x1="2.533cm" svg:y1="6.171cm" svg:x2="11.588cm" svg:y2="-0.516cm">
          <text:p/>
        </draw:line>
        <draw:line draw:style-name="gr1" draw:text-style-name="P1" draw:layer="layout" svg:x1="4.534cm" svg:y1="6.172cm" svg:x2="13.589cm" svg:y2="-0.515cm">
          <text:p/>
        </draw:line>
        <draw:line draw:style-name="gr1" draw:text-style-name="P1" draw:layer="layout" svg:x1="-3.468cm" svg:y1="6.17cm" svg:x2="5.587cm" svg:y2="-0.517cm">
          <text:p/>
        </draw:line>
        <draw:line draw:style-name="gr1" draw:text-style-name="P1" draw:layer="layout" svg:x1="-5.467cm" svg:y1="6.171cm" svg:x2="3.588cm" svg:y2="-0.516cm">
          <text:p/>
        </draw:line>
        <draw:line draw:style-name="gr3" draw:text-style-name="P1" draw:layer="layout" svg:x1="1.52cm" svg:y1="3.984cm" svg:x2="6.32cm" svg:y2="4.951cm">
          <text:p/>
        </draw:line>
        <draw:line draw:style-name="gr1" draw:text-style-name="P1" draw:layer="layout" svg:x1="-1.954cm" svg:y1="2.3cm" svg:x2="10.161cm" svg:y2="4.748cm">
          <text:p/>
        </draw:line>
        <draw:line draw:style-name="gr1" draw:text-style-name="P1" draw:layer="layout" svg:x1="-1.953cm" svg:y1="1.3cm" svg:x2="10.162cm" svg:y2="3.748cm">
          <text:p/>
        </draw:line>
        <draw:line draw:style-name="gr1" draw:text-style-name="P1" draw:layer="layout" svg:x1="-1.952cm" svg:y1="0.3cm" svg:x2="10.163cm" svg:y2="2.748cm">
          <text:p/>
        </draw:line>
        <draw:line draw:style-name="gr1" draw:text-style-name="P1" draw:layer="layout" svg:x1="-1.951cm" svg:y1="-0.7cm" svg:x2="10.164cm" svg:y2="1.748cm">
          <text:p/>
        </draw:line>
        <draw:line draw:style-name="gr1" draw:text-style-name="P1" draw:layer="layout" svg:x1="-1.95cm" svg:y1="-1.7cm" svg:x2="10.165cm" svg:y2="0.748cm">
          <text:p/>
        </draw:line>
        <draw:line draw:style-name="gr1" draw:text-style-name="P1" draw:layer="layout" svg:x1="-1.949cm" svg:y1="4.3cm" svg:x2="10.166cm" svg:y2="6.748cm">
          <text:p/>
        </draw:line>
        <draw:line draw:style-name="gr4" draw:text-style-name="P1" draw:layer="layout" svg:x1="1.503cm" svg:y1="4.009cm" svg:x2="3.772cm" svg:y2="2.307cm">
          <text:p/>
        </draw:line>
        <draw:line draw:style-name="gr5" draw:text-style-name="P1" draw:layer="layout" svg:x1="1.511cm" svg:y1="4cm" svg:x2="1.52cm" svg:y2="0.265cm">
          <text:p/>
        </draw:line>
        <draw:path draw:style-name="gr6" draw:text-style-name="P1" draw:layer="layout" svg:width="1.379cm" svg:height="0.753cm" draw:transform="rotate (1.48702052269917) translate (3.1745465313227cm 4.29189868919797cm)" svg:viewBox="0 0 1380 754" svg:d="M0 754c992 0 1380-754 1380-754">
          <text:p/>
        </draw:path>
        <draw:line draw:style-name="gr7" draw:text-style-name="P1" draw:layer="layout" svg:x1="3.193cm" svg:y1="2.835cm" svg:x2="3.401cm" svg:y2="2.994cm">
          <text:p/>
        </draw:line>
        <draw:frame draw:style-name="gr2" draw:text-style-name="P2" draw:layer="layout" svg:width="1.305cm" svg:height="0.513cm" svg:x="3.806cm" svg:y="3.2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1T17:03:41.928235403</meta:creation-date>
    <dc:date>2020-08-25T17:55:41.331873280</dc:date>
    <meta:editing-duration>P1DT39M53S</meta:editing-duration>
    <meta:editing-cycles>33</meta:editing-cycles>
    <meta:generator>LibreOffice/6.0.7.3$Linux_X86_64 LibreOffice_project/00m0$Build-3</meta:generator>
    <meta:document-statistic meta:object-count="22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i>z</mi>
    <annotation encoding="StarMath 5.0">z</annotation>
  </semantics>
</math>
</file>

<file path=Object 4/content.xml><?xml version="1.0" encoding="utf-8"?>
<math xmlns="http://www.w3.org/1998/Math/MathML" display="block">
  <semantics>
    <mrow>
      <mi mathvariant="italic">Rz</mi>
      <mrow>
        <mo fence="true" stretchy="false">(</mo>
        <mrow>
          <mi>α</mi>
        </mrow>
        <mo fence="true" stretchy="false">)</mo>
      </mrow>
    </mrow>
    <annotation encoding="StarMath 5.0">Rz( %alpha )</annotation>
  </semantics>
</math>
</file>